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1" fo:font-size="10pt" style:font-size-asian="10pt" style:font-size-complex="10pt"/>
    </style:style>
    <style:style style:name="P2" style:family="paragraph" style:parent-style-name="Heading_20_3">
      <style:text-properties style:font-name="Arial1" fo:font-size="10pt" style:font-size-asian="10pt" style:font-size-complex="10pt"/>
    </style:style>
    <style:style style:name="P3" style:family="paragraph" style:parent-style-name="Heading_20_3"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7" style:family="paragraph" style:parent-style-name="LO-normal">
      <style:paragraph-properties fo:text-align="start" style:justify-single-word="false"/>
    </style:style>
    <style:style style:name="P8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P9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fo:font-size="11pt" fo:font-style="normal" fo:text-shadow="none" style:text-underline-style="none" fo:font-weight="bold" officeooo:rsid="001c0a8b" officeooo:paragraph-rsid="001c0a8b" style:font-size-asian="11pt" style:font-style-asian="normal" style:font-weight-asian="bold" style:font-size-complex="11pt" style:font-relief="none"/>
    </style:style>
    <style:style style:name="P10" style:family="paragraph" style:parent-style-name="LO-normal">
      <style:paragraph-properties fo:text-align="start" style:justify-single-word="false"/>
      <style:text-properties fo:font-weight="bold" officeooo:rsid="001c804a" officeooo:paragraph-rsid="001c804a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2" style:family="paragraph" style:parent-style-name="LO-normal" style:master-page-name="Standard">
      <style:paragraph-properties fo:text-align="center" style:justify-single-word="false" style:page-number="1"/>
      <style:text-properties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relief="none"/>
    </style:style>
    <style:style style:name="P13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relief="none"/>
    </style:style>
    <style:style style:name="P14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relief="none"/>
    </style:style>
    <style:style style:name="P15" style:family="paragraph" style:parent-style-name="Heading_20_3"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Heading_20_2" style:list-style-name="L1">
      <style:paragraph-properties fo:text-align="center" style:justify-single-word="false"/>
    </style:style>
    <style:style style:name="P17" style:family="paragraph" style:parent-style-name="Heading_20_2" style:list-style-name="L4">
      <style:paragraph-properties fo:text-align="center" style:justify-single-word="false"/>
    </style:style>
    <style:style style:name="P18" style:family="paragraph" style:parent-style-name="Heading_20_2" style:list-style-name="L9">
      <style:paragraph-properties fo:text-align="center" style:justify-single-word="false"/>
    </style:style>
    <style:style style:name="P19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20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dbcc5" fo:background-color="transparent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style:font-name="Arial1" fo:font-size="10pt" style:font-size-asian="10pt" style:font-size-complex="10pt"/>
    </style:style>
    <style:style style:name="P23" style:family="paragraph" style:parent-style-name="Text_20_body" style:list-style-name="L5">
      <style:text-properties style:font-name="Arial1" fo:font-size="10pt" style:font-size-asian="10pt" style:font-size-complex="10pt"/>
    </style:style>
    <style:style style:name="P24" style:family="paragraph" style:parent-style-name="Text_20_body" style:list-style-name="L6">
      <style:text-properties style:font-name="Arial1" fo:font-size="10pt" style:font-size-asian="10pt" style:font-size-complex="10pt"/>
    </style:style>
    <style:style style:name="P25" style:family="paragraph" style:parent-style-name="Text_20_body" style:list-style-name="L7">
      <style:text-properties style:font-name="Arial1" fo:font-size="10pt" style:font-size-asian="10pt" style:font-size-complex="10pt"/>
    </style:style>
    <style:style style:name="P26" style:family="paragraph" style:parent-style-name="Text_20_body" style:list-style-name="L8">
      <style:text-properties style:font-name="Arial1" fo:font-size="10pt" style:font-size-asian="10pt" style:font-size-complex="10pt"/>
    </style:style>
    <style:style style:name="P27" style:family="paragraph" style:parent-style-name="Text_20_body">
      <style:text-properties style:font-name="Arial1" fo:font-size="10pt" style:font-size-asian="10pt" style:font-size-complex="10pt"/>
    </style:style>
    <style:style style:name="P28" style:family="paragraph" style:parent-style-name="Text_20_body" style:list-style-name="L11">
      <style:text-properties style:font-name="Arial1" fo:font-size="10pt" officeooo:paragraph-rsid="001b1c3c" style:font-size-asian="10pt" style:font-size-complex="10pt"/>
    </style:style>
    <style:style style:name="P29" style:family="paragraph" style:parent-style-name="Text_20_body">
      <style:text-properties style:font-name="Arial1" fo:font-size="10pt" officeooo:paragraph-rsid="001b1c3c" style:font-size-asian="10pt" style:font-size-complex="10pt"/>
    </style:style>
    <style:style style:name="P30" style:family="paragraph" style:parent-style-name="Text_20_body" style:list-style-name="L13">
      <style:text-properties style:font-name="Arial1" fo:font-size="10pt" style:font-size-asian="10pt" style:font-size-complex="10pt"/>
    </style:style>
    <style:style style:name="P31" style:family="paragraph" style:parent-style-name="Text_20_body" style:list-style-name="L16">
      <style:text-properties style:font-name="Arial1" fo:font-size="10pt" style:font-size-asian="10pt" style:font-size-complex="10pt"/>
    </style:style>
    <style:style style:name="P32" style:family="paragraph" style:parent-style-name="Text_20_body" style:list-style-name="L3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10"/>
    <style:style style:name="P38" style:family="paragraph" style:parent-style-name="Text_20_body" style:list-style-name="L11">
      <style:text-properties officeooo:paragraph-rsid="001b1c3c"/>
    </style:style>
    <style:style style:name="P39" style:family="paragraph" style:parent-style-name="Text_20_body" style:list-style-name="L12">
      <style:paragraph-properties fo:text-align="center" style:justify-single-word="false"/>
      <style:text-properties officeooo:paragraph-rsid="001b1c3c"/>
    </style:style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T1" style:family="text"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T2" style:family="text">
      <style:text-properties style:text-outline="false" style:text-line-through-style="none" style:text-line-through-type="none" fo:font-size="11pt" fo:font-style="normal" fo:text-shadow="none" style:text-underline-style="none" fo:font-weight="bold" officeooo:rsid="001b1c3c" style:font-size-asian="11pt" style:font-style-asian="normal" style:font-weight-asian="bold" style:font-size-complex="11pt" style:font-relief="none"/>
    </style:style>
    <style:style style:name="T3" style:family="text"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T4" style:family="text">
      <style:text-properties officeooo:rsid="001b1c3c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officeooo:rsid="001c0a8b" style:font-size-asian="10pt" style:font-size-complex="10pt"/>
    </style:style>
    <style:style style:name="T7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officeooo:rsid="001c0a8b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ffffff" loext:opacity="100%" fo:background-color="#ffffff" loext:char-shading-value="0"/>
    </style:style>
    <style:style style:name="T11" style:family="text">
      <style:text-properties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SK MANAGER </text:p>
      <text:p text:style-name="P10">Zadání č. 1:</text:p>
      <text:p text:style-name="P10"/>
      <text:p text:style-name="P4">#prázdný seznam pro ukládání jednitlivých úkolů</text:p>
      <text:p text:style-name="P5">ukoly = []</text:p>
      <text:p text:style-name="P6"/>
      <text:p text:style-name="P5">#definovat pridat_ukol</text:p>
      <text:p text:style-name="P5">def pridat_ukol():</text:p>
      <text:p text:style-name="P6"><text:span text:style-name="T10">    </text:span><text:span text:style-name="T9">while True:</text:span></text:p>
      <text:p text:style-name="P6"><text:span text:style-name="T11">        </text:span><text:span text:style-name="T9">nazev = input("Zadejte název úkolu: ").strip()</text:span></text:p>
      <text:p text:style-name="P6"><text:span text:style-name="T11">        </text:span><text:span text:style-name="T9">popis = input("Zadejte popis úkolu: ").strip()</text:span></text:p>
      <text:p text:style-name="P6"/>
      <text:p text:style-name="P6"><text:span text:style-name="T11">        </text:span><text:span text:style-name="T9">if nazev and popis:</text:span></text:p>
      <text:p text:style-name="P6"><text:span text:style-name="T11">            </text:span><text:span text:style-name="T9">ukoly.append({"nazev": nazev, "popis": popis})</text:span></text:p>
      <text:p text:style-name="P6"><text:span text:style-name="T11">            </text:span><text:span text:style-name="T9">print("Úkol byl přidán.")</text:span></text:p>
      <text:p text:style-name="P6"><text:span text:style-name="T11">            </text:span><text:span text:style-name="T9">break</text:span></text:p>
      <text:p text:style-name="P6"><text:span text:style-name="T11">        </text:span><text:span text:style-name="T9">else:</text:span></text:p>
      <text:p text:style-name="P6"><text:span text:style-name="T11">            </text:span><text:span text:style-name="T9">print("Chyba: Název i popis musí být vyplněny.")</text:span></text:p>
      <text:p text:style-name="P6"/>
      <text:p text:style-name="P5">#definovat zobrazit_ukol</text:p>
      <text:p text:style-name="P5">def zobrazit_ukoly():</text:p>
      <text:p text:style-name="P6"><text:span text:style-name="T11">    </text:span><text:span text:style-name="T9">print("\n Seznam úkolů: ")</text:span></text:p>
      <text:p text:style-name="P6"><text:span text:style-name="T10">    </text:span><text:span text:style-name="T9">if not ukoly:</text:span></text:p>
      <text:p text:style-name="P6"><text:span text:style-name="T11">        </text:span><text:span text:style-name="T9">print("Seznam úkolů je prázdný.")</text:span></text:p>
      <text:p text:style-name="P6"><text:span text:style-name="T11">    </text:span><text:span text:style-name="T9">else:</text:span></text:p>
      <text:p text:style-name="P6"><text:span text:style-name="T11">        </text:span><text:span text:style-name="T9">for i, u in enumerate(ukoly, 1):</text:span></text:p>
      <text:p text:style-name="P6"><text:span text:style-name="T11">           </text:span> <text:span text:style-name="T9">print(f"{i}. {u['nazev']} - {u['popis']}")</text:span></text:p>
      <text:p text:style-name="P6"/>
      <text:p text:style-name="P5">#definovat odstranit_ukol</text:p>
      <text:p text:style-name="P5">def odstranit_ukol():</text:p>
      <text:p text:style-name="P6"><text:span text:style-name="T11">    </text:span><text:span text:style-name="T9">if not ukoly:</text:span></text:p>
      <text:p text:style-name="P6"><text:span text:style-name="T11">        </text:span><text:span text:style-name="T9">print("Seznam úkolů je prázdný.")</text:span></text:p>
      <text:p text:style-name="P6"><text:span text:style-name="T11">        </text:span><text:span text:style-name="T9">return</text:span></text:p>
      <text:p text:style-name="P6"/>
      <text:p text:style-name="P6"><text:span text:style-name="T11">   </text:span> <text:span text:style-name="T9">zobrazit_ukoly()</text:span></text:p>
      <text:p text:style-name="P6"><text:span text:style-name="T11">    </text:span><text:span text:style-name="T9">try:</text:span></text:p>
      <text:p text:style-name="P6"><text:span text:style-name="T11">        </text:span><text:span text:style-name="T9">cislo = int(input("Zadejte číslo ůkolu, který chcete odstranit: "))</text:span></text:p>
      <text:p text:style-name="P6"><text:span text:style-name="T11">        </text:span><text:span text:style-name="T9">if 1 &lt;= cislo &lt;= len(ukoly):</text:span></text:p>
      <text:p text:style-name="P6"><text:span text:style-name="T11">            </text:span><text:span text:style-name="T9">odstranit = ukoly.pop(cislo - 1)</text:span></text:p>
      <text:p text:style-name="P6"><text:span text:style-name="T11">           </text:span> <text:span text:style-name="T9">print(f"Úkol '{odstranit['nazev']}' byl odstraněn.")</text:span></text:p>
      <text:p text:style-name="P6"><text:span text:style-name="T11">        </text:span><text:span text:style-name="T9">else:</text:span></text:p>
      <text:p text:style-name="P6"><text:span text:style-name="T11">            </text:span><text:span text:style-name="T9">print("Chyba: Neplatné číslo.")</text:span></text:p>
      <text:p text:style-name="P6"><text:span text:style-name="T11">    </text:span><text:span text:style-name="T9">except:</text:span></text:p>
      <text:p text:style-name="P6"><text:span text:style-name="T11">        </text:span><text:span text:style-name="T9">print("Chyba: Zadejte platné číslo.")</text:span></text:p>
      <text:p text:style-name="P6"/>
      <text:p text:style-name="P5">#definování hlavní_menu</text:p>
      <text:p text:style-name="P5">def hlavni_menu():</text:p>
      <text:p text:style-name="P6"><text:span text:style-name="T11">   </text:span> <text:span text:style-name="T9">while True:</text:span></text:p>
      <text:p text:style-name="P6"><text:soft-page-break/><text:span text:style-name="T11">       </text:span> <text:span text:style-name="T9">print("\nSprávce úkolů - Hlavní menu")</text:span></text:p>
      <text:p text:style-name="P6"><text:span text:style-name="T11">       </text:span> <text:span text:style-name="T9">print("1 - Přidat nový úkol")</text:span></text:p>
      <text:p text:style-name="P6"><text:span text:style-name="T11">       </text:span> <text:span text:style-name="T9">print("2 - Zobrazit všechny úkoly")</text:span></text:p>
      <text:p text:style-name="P6"><text:span text:style-name="T11">       </text:span> <text:span text:style-name="T9">print("3 - Odstranit úkol")</text:span></text:p>
      <text:p text:style-name="P6"><text:span text:style-name="T11">        </text:span><text:span text:style-name="T9">print("4 - Konec programu")</text:span></text:p>
      <text:p text:style-name="P6"/>
      <text:p text:style-name="P6"><text:span text:style-name="T11">        </text:span><text:span text:style-name="T9">volba = input("Vyberte možnost (1-4): ")</text:span></text:p>
      <text:p text:style-name="P6"/>
      <text:p text:style-name="P6"><text:span text:style-name="T11">       </text:span> <text:span text:style-name="T9">if volba == "1":</text:span></text:p>
      <text:p text:style-name="P6"><text:span text:style-name="T11">            </text:span><text:span text:style-name="T9">pridat_ukol()</text:span></text:p>
      <text:p text:style-name="P6"><text:span text:style-name="T11">       </text:span> <text:span text:style-name="T9">elif volba == "2":</text:span></text:p>
      <text:p text:style-name="P6"><text:span text:style-name="T11">            </text:span><text:span text:style-name="T9">zobrazit_ukoly()</text:span></text:p>
      <text:p text:style-name="P6"><text:span text:style-name="T11">        </text:span><text:span text:style-name="T9">elif volba == "3":</text:span></text:p>
      <text:p text:style-name="P6"><text:span text:style-name="T11">           </text:span> <text:span text:style-name="T9">odstranit_ukol()</text:span></text:p>
      <text:p text:style-name="P6"><text:span text:style-name="T11">        </text:span><text:span text:style-name="T9">elif volba == "4":</text:span></text:p>
      <text:p text:style-name="P6"><text:span text:style-name="T11">            </text:span><text:span text:style-name="T9">print("Konec programu.")</text:span></text:p>
      <text:p text:style-name="P6"><text:span text:style-name="T11">            </text:span><text:span text:style-name="T9">break</text:span></text:p>
      <text:p text:style-name="P6"><text:span text:style-name="T11">        </text:span><text:span text:style-name="T9">else:</text:span></text:p>
      <text:p text:style-name="P6"><text:span text:style-name="T11">            </text:span><text:span text:style-name="T9">print("Chyba: Neplatná volba. Zkuste to znovu.")</text:span></text:p>
      <text:p text:style-name="P6"/>
      <text:p text:style-name="P5">#spuštění</text:p>
      <text:p text:style-name="P5">if __name__ == "__main__":</text:p>
      <text:p text:style-name="P20"><text:span text:style-name="T11">    </text:span>hlavni_menu()</text:p>
      <text:p text:style-name="P11"/>
      <text:p text:style-name="P13"/>
      <text:p text:style-name="P7"/>
      <text:p text:style-name="P9">Zadání č.2:</text:p>
      <text:p text:style-name="P9"/>
      <text:p text:style-name="P7"><text:span text:style-name="T1">Testovací případ</text:span><text:span text:style-name="T2">y</text:span><text:span text:style-name="T1">:</text:span></text:p>
      <text:p text:style-name="P8"/>
      <text:list text:style-name="L1">
        <text:list-item>
          <text:p text:style-name="P16"><text:span text:style-name="T3">Funkce: </text:span><text:span text:style-name="Source_20_Text"><text:span text:style-name="T3">hlavni_menu</text:span></text:span></text:p>
        </text:list-item>
      </text:list>
      <text:p text:style-name="P3">TC01 – Volba možnosti 1: Přidat úkol</text:p>
      <text:p text:style-name="Text_20_body"><text:span text:style-name="Strong_20_Emphasis"><text:span text:style-name="T5">Popis:</text:span></text:span><text:span text:style-name="T5"> Ověření, že volba čísla 1 v hlavním menu spustí funkci </text:span><text:span text:style-name="Source_20_Text"><text:span text:style-name="T5">pridat_ukol</text:span></text:span><text:span text:style-name="T5">.<text:line-break/></text:span><text:span text:style-name="Strong_20_Emphasis"><text:span text:style-name="T5">Vstupní podmínky:</text:span></text:span><text:span text:style-name="T5"> Program zobrazuje hlavní menu.<text:line-break/></text:span><text:span text:style-name="Strong_20_Emphasis"><text:span text:style-name="T5">Kroky testu:</text:span></text:span></text:p>
      <text:list text:style-name="L2">
        <text:list-item>
          <text:p text:style-name="P22">Spusťte program.</text:p>
        </text:list-item>
        <text:list-item>
          <text:p text:style-name="P22">Ověřte, že se zobrazuje hlavní menu s volbami.</text:p>
        </text:list-item>
        <text:list-item>
          <text:p text:style-name="P21"><text:span text:style-name="T5">Zadejte číslo </text:span><text:span text:style-name="Source_20_Text"><text:span text:style-name="T5">1</text:span></text:span><text:span text:style-name="T5"> a stiskněte Enter.<text:line-break/></text:span><text:span text:style-name="Strong_20_Emphasis"><text:span text:style-name="T5">Očekávaný výsledek:</text:span></text:span><text:span text:style-name="T5"> Spustí se funkce </text:span><text:span text:style-name="Source_20_Text"><text:span text:style-name="T5">pridat_ukol()</text:span></text:span><text:span text:style-name="T5">.<text:line-break/></text:span><text:span text:style-name="Strong_20_Emphasis"><text:span text:style-name="T5">Skutečný výsledek:</text:span></text:span><text:span text:style-name="T5"> Funkce byla spuštěna, zobrazeno zadání úkolu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Základní test funkčnosti menu.</text:span></text:p>
        </text:list-item>
      </text:list>
      <text:p text:style-name="P2"><text:soft-page-break/></text:p>
      <text:p text:style-name="P3">TC02 – Neplatná volba z menu</text:p>
      <text:p text:style-name="Text_20_body"><text:span text:style-name="Strong_20_Emphasis"><text:span text:style-name="T5">Popis:</text:span></text:span><text:span text:style-name="T5"> Ověření reakce programu na volbu, která není v nabídce.<text:line-break/></text:span><text:span text:style-name="Strong_20_Emphasis"><text:span text:style-name="T5">Vstupní podmínky:</text:span></text:span><text:span text:style-name="T5"> Program zobrazuje hlavní menu.<text:line-break/></text:span><text:span text:style-name="Strong_20_Emphasis"><text:span text:style-name="T5">Kroky testu:</text:span></text:span></text:p>
      <text:list text:style-name="L3">
        <text:list-item>
          <text:p text:style-name="P32"><text:span text:style-name="T5">Zadejte volbu </text:span><text:span text:style-name="Source_20_Text"><text:span text:style-name="T5">9</text:span></text:span><text:span text:style-name="T5"> a potvrďte.<text:line-break/></text:span><text:span text:style-name="Strong_20_Emphasis"><text:span text:style-name="T5">Očekávaný výsledek:</text:span></text:span><text:span text:style-name="T5"> Program vypíše chybu a nabídne menu znovu.<text:line-break/></text:span><text:span text:style-name="Strong_20_Emphasis"><text:span text:style-name="T5">Skutečný výsledek:</text:span></text:span><text:span text:style-name="T5"> Program zobrazil hlášku o neplatné volbě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Ověření chybového stavu.</text:span></text:p>
        </text:list-item>
      </text:list>
      <text:p text:style-name="P1"/>
      <text:list text:style-name="L4">
        <text:list-item>
          <text:p text:style-name="P17"><text:span text:style-name="T7">Funkce: </text:span><text:span text:style-name="Source_20_Text"><text:span text:style-name="T7">pridat_ukol</text:span></text:span></text:p>
        </text:list-item>
      </text:list>
      <text:p text:style-name="P3">TC03 – Přidání úkolu s platnými údaji</text:p>
      <text:p text:style-name="Text_20_body"><text:span text:style-name="Strong_20_Emphasis"><text:span text:style-name="T5">Popis:</text:span></text:span><text:span text:style-name="T5"> Ověření, že se úkol s vyplněným názvem a popisem přidá do seznamu.<text:line-break/></text:span><text:span text:style-name="Strong_20_Emphasis"><text:span text:style-name="T5">Vstupní podmínky:</text:span></text:span><text:span text:style-name="T5"> Seznam úkolů je prázdný nebo obsahuje úkoly.<text:line-break/></text:span><text:span text:style-name="Strong_20_Emphasis"><text:span text:style-name="T5">Kroky testu:</text:span></text:span></text:p>
      <text:list text:style-name="L5">
        <text:list-item>
          <text:p text:style-name="P23">Zadejte název „<text:span text:style-name="T4">Úk</text:span><text:span text:style-name="T8">ol</text:span>“.</text:p>
        </text:list-item>
        <text:list-item>
          <text:p text:style-name="P33"><text:span text:style-name="T5">Zadejte popis „</text:span><text:span text:style-name="T6">Popis úkolu</text:span><text:span text:style-name="T5">“.<text:line-break/></text:span><text:span text:style-name="Strong_20_Emphasis"><text:span text:style-name="T5">Očekávaný výsledek:</text:span></text:span><text:span text:style-name="T5"> Úkol je přidán do seznamu.<text:line-break/></text:span><text:span text:style-name="Strong_20_Emphasis"><text:span text:style-name="T5">Skutečný výsledek:</text:span></text:span><text:span text:style-name="T5"> Úkol se zobrazil v seznamu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Běžný pozitivní test.</text:span></text:p>
        </text:list-item>
      </text:list>
      <text:p text:style-name="P2"/>
      <text:p text:style-name="P3">TC04 – Zadání prázdného názvu</text:p>
      <text:p text:style-name="Text_20_body"><text:span text:style-name="Strong_20_Emphasis"><text:span text:style-name="T5">Popis:</text:span></text:span><text:span text:style-name="T5"> Ověření, že nelze přidat úkol bez názvu.<text:line-break/></text:span><text:span text:style-name="Strong_20_Emphasis"><text:span text:style-name="T5">Vstupní podmínky:</text:span></text:span><text:span text:style-name="T5"> Uživateli je nabídnuto zadání nového úkolu.<text:line-break/></text:span><text:span text:style-name="Strong_20_Emphasis"><text:span text:style-name="T5">Kroky testu:</text:span></text:span></text:p>
      <text:list text:style-name="L6">
        <text:list-item>
          <text:p text:style-name="P24">Zadejte prázdný vstup (Enter) jako název.</text:p>
        </text:list-item>
        <text:list-item>
          <text:p text:style-name="P34"><text:span text:style-name="T5">Zadejte libovolný popis.<text:line-break/></text:span><text:span text:style-name="Strong_20_Emphasis"><text:span text:style-name="T5">Očekávaný výsledek:</text:span></text:span><text:span text:style-name="T5"> Program upozorní na chybu a požádá o zadání znovu.<text:line-break/></text:span><text:span text:style-name="Strong_20_Emphasis"><text:span text:style-name="T5">Skutečný výsledek:</text:span></text:span><text:span text:style-name="T5"> Zobrazena hláška o neplatném názvu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Negativní vstup.</text:span></text:p>
        </text:list-item>
      </text:list>
      <text:p text:style-name="P3">TC05 – Zadání prázdného popisu</text:p>
      <text:p text:style-name="Text_20_body"><text:span text:style-name="Strong_20_Emphasis"><text:span text:style-name="T5">Popis:</text:span></text:span><text:span text:style-name="T5"> Ověření, že nelze přidat úkol bez popisu.<text:line-break/></text:span><text:span text:style-name="Strong_20_Emphasis"><text:span text:style-name="T5">Vstupní podmínky:</text:span></text:span><text:span text:style-name="T5"> Uživateli je nabídnuto zadání nového úkolu.<text:line-break/></text:span><text:span text:style-name="Strong_20_Emphasis"><text:span text:style-name="T5">Kroky testu:</text:span></text:span></text:p>
      <text:list text:style-name="L7">
        <text:list-item>
          <text:p text:style-name="P25">Zadejte název úkolu.</text:p>
        </text:list-item>
        <text:list-item>
          <text:p text:style-name="P35"><text:soft-page-break/><text:span text:style-name="T5">Zadejte prázdný popis (Enter).<text:line-break/></text:span><text:span text:style-name="Strong_20_Emphasis"><text:span text:style-name="T5">Očekávaný výsledek:</text:span></text:span><text:span text:style-name="T5"> Program upozorní a vyzve k opětovnému zadání.<text:line-break/></text:span><text:span text:style-name="Strong_20_Emphasis"><text:span text:style-name="T5">Skutečný výsledek:</text:span></text:span><text:span text:style-name="T5"> Správně zablokováno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Negativní vstup.</text:span></text:p>
        </text:list-item>
      </text:list>
      <text:p text:style-name="P3">TC06 – Přidání prvního úkolu</text:p>
      <text:p text:style-name="Text_20_body"><text:span text:style-name="Strong_20_Emphasis"><text:span text:style-name="T5">Popis:</text:span></text:span><text:span text:style-name="T5"> Ověření, že se první úkol přidá správně.<text:line-break/></text:span><text:span text:style-name="Strong_20_Emphasis"><text:span text:style-name="T5">Vstupní podmínky:</text:span></text:span><text:span text:style-name="T5"> Seznam úkolů je prázdný.<text:line-break/></text:span><text:span text:style-name="Strong_20_Emphasis"><text:span text:style-name="T5">Kroky testu:</text:span></text:span></text:p>
      <text:list text:style-name="L8">
        <text:list-item>
          <text:p text:style-name="P26">Spusťte program.</text:p>
        </text:list-item>
        <text:list-item>
          <text:p text:style-name="P36"><text:span text:style-name="T5">Zadejte první platný úkol.<text:line-break/></text:span><text:span text:style-name="Strong_20_Emphasis"><text:span text:style-name="T5">Očekávaný výsledek:</text:span></text:span><text:span text:style-name="T5"> Úkol je přidán, seznam již není prázdný.<text:line-break/></text:span><text:span text:style-name="Strong_20_Emphasis"><text:span text:style-name="T5">Skutečný výsledek:</text:span></text:span><text:span text:style-name="T5"> Úkol byl uložen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Hraniční případ.</text:span></text:p>
        </text:list-item>
      </text:list>
      <text:p text:style-name="P27"/>
      <text:p text:style-name="P27"/>
      <text:list text:style-name="L9">
        <text:list-item>
          <text:p text:style-name="P18"><text:span text:style-name="T7">Funkce: </text:span><text:span text:style-name="Source_20_Text"><text:span text:style-name="T7">zobrazit_ukoly</text:span></text:span></text:p>
        </text:list-item>
      </text:list>
      <text:p text:style-name="P3">TC07 – Zobrazení úkolů v seznamu</text:p>
      <text:p text:style-name="Text_20_body"><text:span text:style-name="Strong_20_Emphasis"><text:span text:style-name="T5">Popis:</text:span></text:span><text:span text:style-name="T5"> Ověření, že se všechny uložené úkoly zobrazí.<text:line-break/></text:span><text:span text:style-name="Strong_20_Emphasis"><text:span text:style-name="T5">Vstupní podmínky:</text:span></text:span><text:span text:style-name="T5"> V seznamu je minimálně 1 úkol.<text:line-break/></text:span><text:span text:style-name="Strong_20_Emphasis"><text:span text:style-name="T5">Kroky testu:</text:span></text:span></text:p>
      <text:list text:style-name="L10">
        <text:list-item>
          <text:p text:style-name="P37"><text:span text:style-name="T5">Zvolte možnost „2 – Zobrazit úkoly“.<text:line-break/></text:span><text:span text:style-name="Strong_20_Emphasis"><text:span text:style-name="T5">Očekávaný výsledek:</text:span></text:span><text:span text:style-name="T5"> Vypíšou se všechny úkoly s číslem, názvem a popisem.<text:line-break/></text:span><text:span text:style-name="Strong_20_Emphasis"><text:span text:style-name="T5">Skutečný výsledek:</text:span></text:span><text:span text:style-name="T5"> Úkoly byly zobrazeny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Kontrola výpisu dat.</text:span></text:p>
        </text:list-item>
      </text:list>
      <text:p text:style-name="P2"/>
      <text:p text:style-name="P3">TC08 – Zobrazení prázdného seznamu</text:p>
      <text:p text:style-name="Text_20_body"><text:span text:style-name="Strong_20_Emphasis"><text:span text:style-name="T5">Popis:</text:span></text:span><text:span text:style-name="T5"> Ověření, že program korektně reaguje na prázdný seznam úkolů.<text:line-break/></text:span><text:span text:style-name="Strong_20_Emphasis"><text:span text:style-name="T5">Vstupní podmínky:</text:span></text:span><text:span text:style-name="T5"> Seznam úkolů je prázdný.<text:line-break/></text:span><text:span text:style-name="Strong_20_Emphasis"><text:span text:style-name="T5">Kroky testu:</text:span></text:span></text:p>
      <text:list text:style-name="L11">
        <text:list-item>
          <text:p text:style-name="P38"><text:span text:style-name="T5">Vyberte možnost „2“.<text:line-break/></text:span><text:span text:style-name="Strong_20_Emphasis"><text:span text:style-name="T5">Očekávaný výsledek:</text:span></text:span><text:span text:style-name="T5"> Zobrazí se „Žádné úkoly“.<text:line-break/></text:span><text:span text:style-name="Strong_20_Emphasis"><text:span text:style-name="T5">Skutečný výsledek:</text:span></text:span><text:span text:style-name="T5"> Správně oznámeno, že není co zobrazit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Hraniční případ.</text:span></text:p>
          <text:p text:style-name="P28"/>
        </text:list-item>
      </text:list>
      <text:p text:style-name="P29"/>
      <text:p text:style-name="P29"/>
      <text:list text:style-name="L12">
        <text:list-item>
          <text:p text:style-name="P39"><text:soft-page-break/><text:span text:style-name="T7">Funkce: </text:span><text:span text:style-name="Source_20_Text"><text:span text:style-name="T7">odstranit_ukol</text:span></text:span></text:p>
        </text:list-item>
      </text:list>
      <text:p text:style-name="P3">TC09 – Odstranění existujícího úkolu</text:p>
      <text:p text:style-name="Text_20_body"><text:span text:style-name="Strong_20_Emphasis"><text:span text:style-name="T5">Popis:</text:span></text:span><text:span text:style-name="T5"> Ověření, že úkol se správně odstraní podle čísla.<text:line-break/></text:span><text:span text:style-name="Strong_20_Emphasis"><text:span text:style-name="T5">Vstupní podmínky:</text:span></text:span><text:span text:style-name="T5"> Seznam obsahuje minimálně jeden úkol.<text:line-break/></text:span><text:span text:style-name="Strong_20_Emphasis"><text:span text:style-name="T5">Kroky testu:</text:span></text:span></text:p>
      <text:list text:style-name="L13">
        <text:list-item>
          <text:p text:style-name="P30">Zobrazte seznam úkolů.</text:p>
        </text:list-item>
        <text:list-item>
          <text:p text:style-name="P40"><text:span text:style-name="T5">Zadejte číslo existujícího úkolu.<text:line-break/></text:span><text:span text:style-name="Strong_20_Emphasis"><text:span text:style-name="T5">Očekávaný výsledek:</text:span></text:span><text:span text:style-name="T5"> Úkol je odstraněn.<text:line-break/></text:span><text:span text:style-name="Strong_20_Emphasis"><text:span text:style-name="T5">Skutečný výsledek:</text:span></text:span><text:span text:style-name="T5"> Úkol byl odebrán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Běžné použití.</text:span></text:p>
        </text:list-item>
      </text:list>
      <text:p text:style-name="P3">TC10 – Zadání neplatného čísla úkolu</text:p>
      <text:p text:style-name="Text_20_body"><text:span text:style-name="Strong_20_Emphasis"><text:span text:style-name="T5">Popis:</text:span></text:span><text:span text:style-name="T5"> Ověření, že program upozorní, pokud číslo neodpovídá žádnému úkolu.<text:line-break/></text:span><text:span text:style-name="Strong_20_Emphasis"><text:span text:style-name="T5">Vstupní podmínky:</text:span></text:span><text:span text:style-name="T5"> Seznam obsahuje 2 úkoly.<text:line-break/></text:span><text:span text:style-name="Strong_20_Emphasis"><text:span text:style-name="T5">Kroky testu:</text:span></text:span></text:p>
      <text:list text:style-name="L14">
        <text:list-item>
          <text:p text:style-name="P41"><text:span text:style-name="T5">Zadejte číslo 5.<text:line-break/></text:span><text:span text:style-name="Strong_20_Emphasis"><text:span text:style-name="T5">Očekávaný výsledek:</text:span></text:span><text:span text:style-name="T5"> Program vypíše chybu.<text:line-break/></text:span><text:span text:style-name="Strong_20_Emphasis"><text:span text:style-name="T5">Skutečný výsledek:</text:span></text:span><text:span text:style-name="T5"> Správně oznámeno, že úkol neexistuje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Negativní vstup.</text:span></text:p>
        </text:list-item>
      </text:list>
      <text:p text:style-name="P3">TC11 – Zadání textu místo čísla</text:p>
      <text:p text:style-name="Text_20_body"><text:span text:style-name="Strong_20_Emphasis"><text:span text:style-name="T5">Popis:</text:span></text:span><text:span text:style-name="T5"> Ověření, že textový vstup nezpůsobí pád programu.<text:line-break/></text:span><text:span text:style-name="Strong_20_Emphasis"><text:span text:style-name="T5">Vstupní podmínky:</text:span></text:span><text:span text:style-name="T5"> V seznamu jsou úkoly.<text:line-break/></text:span><text:span text:style-name="Strong_20_Emphasis"><text:span text:style-name="T5">Kroky testu:</text:span></text:span></text:p>
      <text:list text:style-name="L15">
        <text:list-item>
          <text:p text:style-name="P42"><text:span text:style-name="T5">Zadejte „abc“.<text:line-break/></text:span><text:span text:style-name="Strong_20_Emphasis"><text:span text:style-name="T5">Očekávaný výsledek:</text:span></text:span><text:span text:style-name="T5"> Program oznámí chybu a znovu nabídne zadání.<text:line-break/></text:span><text:span text:style-name="Strong_20_Emphasis"><text:span text:style-name="T5">Skutečný výsledek:</text:span></text:span><text:span text:style-name="T5"> Program zobrazil chybovou hlášku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Ověření vstupní validace.</text:span></text:p>
        </text:list-item>
      </text:list>
      <text:p text:style-name="P3">TC12 – Odstranění posledního úkolu</text:p>
      <text:p text:style-name="Text_20_body"><text:span text:style-name="Strong_20_Emphasis"><text:span text:style-name="T5">Popis:</text:span></text:span><text:span text:style-name="T5"> Ověření, že odstranění posledního úkolu vyprázdní seznam.<text:line-break/></text:span><text:span text:style-name="Strong_20_Emphasis"><text:span text:style-name="T5">Vstupní podmínky:</text:span></text:span><text:span text:style-name="T5"> Seznam obsahuje pouze jeden úkol.<text:line-break/></text:span><text:span text:style-name="Strong_20_Emphasis"><text:span text:style-name="T5">Kroky testu:</text:span></text:span></text:p>
      <text:list text:style-name="L16">
        <text:list-item>
          <text:p text:style-name="P31">Odstraňte úkol číslo 1.</text:p>
        </text:list-item>
        <text:list-item>
          <text:p text:style-name="P43"><text:span text:style-name="T5">Zobrazte seznam.<text:line-break/></text:span><text:span text:style-name="Strong_20_Emphasis"><text:span text:style-name="T5">Očekávaný výsledek:</text:span></text:span><text:span text:style-name="T5"> Seznam bude prázdný.<text:line-break/></text:span><text:span text:style-name="Strong_20_Emphasis"><text:span text:style-name="T5">Skutečný výsledek:</text:span></text:span><text:span text:style-name="T5"> Seznam byl vyprázdněn.<text:line-break/></text:span><text:span text:style-name="Strong_20_Emphasis"><text:span text:style-name="T5">Stav:</text:span></text:span><text:span text:style-name="T5"> Pass<text:line-break/></text:span><text:span text:style-name="Strong_20_Emphasis"><text:span text:style-name="T5">Poznámky:</text:span></text:span><text:span text:style-name="T5"> Hraniční test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cs-CZ</dc:language>
    <dc:date>2025-05-20T12:00:59.288000000</dc:date>
    <meta:editing-cycles>4</meta:editing-cycles>
    <meta:editing-duration>PT4H52M</meta:editing-duration>
    <meta:generator>sFree_Office_for_Docs_and_PDF/7.4.2.3$Windows_X86_64 LibreOffice_project/382eef1f22670f7f4118c8c2dd222ec7ad009daf</meta:generator>
    <meta:document-statistic meta:table-count="0" meta:image-count="0" meta:object-count="0" meta:page-count="5" meta:paragraph-count="111" meta:word-count="815" meta:character-count="6124" meta:non-whitespace-character-count="5038"/>
    <meta:user-defined meta:name="AppVersion">15.0000</meta:user-defined>
  </office:meta>
</office:document-meta>
</file>